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28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3Z109"/>SURAT KEPUTUSAN</text:p>
      <text:p text:style-name="P9">No. / 422 / 454 /Adm.Sek</text:p>
      <text:p text:style-name="P10"/>
      <text:p text:style-name="P11">Berdasarkan :</text:p>
      <text:list xml:id="list402725131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620984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3Z1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3Z1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3Z109"/><text:bookmark-end text:name="_Hlk481362583MailMergeMark2020-05-06T04:28:43Z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12.073898880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